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65cm" fo:margin-left="-0.132cm" style:page-number="auto" table:align="left" style:writing-mode="lr-tb"/>
    </style:style>
    <style:style style:name="Tabla1.A" style:family="table-column">
      <style:table-column-properties style:column-width="5.082cm"/>
    </style:style>
    <style:style style:name="Tabla1.B" style:family="table-column">
      <style:table-column-properties style:column-width="1.392cm"/>
    </style:style>
    <style:style style:name="Tabla1.C" style:family="table-column">
      <style:table-column-properties style:column-width="8.791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size="11pt" style:font-size-asian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5" style:family="paragraph" style:parent-style-name="Standard">
      <style:text-properties style:font-name="Arial" fo:font-size="11pt" fo:font-weight="bold" officeooo:rsid="000f70e5" officeooo:paragraph-rsid="000f70e5" style:font-size-asian="11pt" style:font-weight-asian="bold" style:font-name-complex="Arial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9" style:family="paragraph" style:parent-style-name="Standard">
      <style:text-properties style:font-name="Arial" fo:font-size="11pt" officeooo:rsid="000f70e5" officeooo:paragraph-rsid="000f70e5" style:font-size-asian="11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11pt" officeooo:rsid="000f70e5" officeooo:paragraph-rsid="000f70e5" style:font-size-asian="11pt" style:font-name-complex="Arial"/>
    </style:style>
    <style:style style:name="P11" style:family="paragraph" style:parent-style-name="Standard">
      <style:text-properties style:font-name="Arial" fo:font-size="11pt" officeooo:rsid="0010252b" officeooo:paragraph-rsid="0010252b" style:font-size-asian="11pt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size="11pt" fo:font-weight="normal" officeooo:rsid="000f70e5" officeooo:paragraph-rsid="000f70e5" style:font-size-asian="11pt" style:font-weight-asian="normal" style:font-name-complex="Arial" style:font-weight-complex="normal"/>
    </style:style>
    <style:style style:name="P13" style:family="paragraph" style:parent-style-name="Standard">
      <style:text-properties officeooo:rsid="0010252b"/>
    </style:style>
    <style:style style:name="P14" style:family="paragraph" style:parent-style-name="Standard">
      <style:text-properties officeooo:rsid="0010252b" officeooo:paragraph-rsid="001025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officeooo:rsid="001025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RF- &lt;id del requisito&gt;</text:p>
          </table:table-cell>
          <table:table-cell table:style-name="Tabla1.B1" table:number-columns-spanned="2" office:value-type="string">
            <text:p text:style-name="P14"><text:span text:style-name="T3">Agregar palabras a los diccionarios del corrector ortográfico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Versión</text:p>
          </table:table-cell>
          <table:table-cell table:style-name="Tabla1.B1" table:number-columns-spanned="2" office:value-type="string">
            <text:p text:style-name="P9">1.<text:span text:style-name="T4">5</text:span> – 2<text:span text:style-name="T4">5</text:span> de Mayo de 2017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Autores</text:p>
          </table:table-cell>
          <table:table-cell table:style-name="Tabla1.B1" table:number-columns-spanned="2" office:value-type="string">
            <text:p text:style-name="P9">Francisco José Tomé cañad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5">Fecha</text:p>
          </table:table-cell>
          <table:table-cell table:style-name="Tabla1.B1" table:number-columns-spanned="2" office:value-type="string">
            <text:p text:style-name="P9">25 de Mayo de 2017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Prioridad</text:p>
          </table:table-cell>
          <table:table-cell table:style-name="Tabla1.B1" table:number-columns-spanned="2" office:value-type="string">
            <text:p text:style-name="P9">Agregar una palabra al diccionario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Descripción</text:p>
          </table:table-cell>
          <table:table-cell table:style-name="Tabla1.B1" table:number-columns-spanned="2" office:value-type="string">
            <text:p text:style-name="P9">Al ejecutar la aplicación se abrirá una ventana, en dicha ventana introducimos una palabra en la zona de texto primera, seleccionamos un diccionario y agregamos dicha palabra al diccionario presionando el botón correspondiente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">Actores:</text:p>
          </table:table-cell>
          <table:table-cell table:style-name="Tabla1.B1" table:number-columns-spanned="2" office:value-type="string">
            <text:p text:style-name="P12">Usuario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3"><text:span text:style-name="T2">Precondiciones</text:span></text:p>
          </table:table-cell>
          <table:table-cell table:style-name="Tabla1.B1" table:number-columns-spanned="2" office:value-type="string">
            <text:p text:style-name="P9">Ninguna</text:p>
          </table:table-cell>
          <table:covered-table-cell/>
        </table:table-row>
        <table:table-row table:style-name="Tabla1.1">
          <table:table-cell table:style-name="Tabla1.A1" table:number-rows-spanned="8" office:value-type="string">
            <text:p text:style-name="P2">Secuencia</text:p>
            <text:p text:style-name="P2">Normal</text:p>
          </table:table-cell>
          <table:table-cell table:style-name="Tabla1.A1" office:value-type="string">
            <text:p text:style-name="P2">Paso</text:p>
          </table:table-cell>
          <table:table-cell table:style-name="Tabla1.B1" office:value-type="string">
            <text:p text:style-name="P2">Acción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1</text:p>
          </table:table-cell>
          <table:table-cell table:style-name="Tabla1.B1" office:value-type="string">
            <text:p text:style-name="P9">El usuario introduce una palabra en el primer campo de texto.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2</text:p>
          </table:table-cell>
          <table:table-cell table:style-name="Tabla1.B1" office:value-type="string">
            <text:p text:style-name="P9">El usuario selecciona un idioma del menú desplegable de idiomas.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3</text:p>
          </table:table-cell>
          <table:table-cell table:style-name="Tabla1.B1" office:value-type="string">
            <text:p text:style-name="P10">Al hacer clic en el botón Agregar al diccionario, el programa coge el contenido del campo de texto y, dependiendo del diccionario seleccionado en el desplegable, lo enviá a los diccionarios.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4</text:p>
          </table:table-cell>
          <table:table-cell table:style-name="Tabla1.B1" office:value-type="string">
            <text:p text:style-name="P10">Se vaciá automáticamente el campo de texto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5</text:p>
          </table:table-cell>
          <table:table-cell table:style-name="Tabla1.B1" office:value-type="string">
            <text:p text:style-name="P10">En función del idioma establecido, añade la palabra a un diccionario u otro y lo notifica al usuario con una ventana emergente.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6</text:p>
          </table:table-cell>
          <table:table-cell table:style-name="Tabla1.B1" office:value-type="string">
            <text:p text:style-name="P10">En la consola se muestra en qué diccionario se agregó la palabra así como una lista de palabras ya agregadas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n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2">Secuencia Alternativa</text:p>
          </table:table-cell>
          <table:table-cell table:style-name="Tabla1.B1" table:number-columns-spanned="2" office:value-type="string">
            <text:p text:style-name="P3"/>
          </table:table-cell>
          <table:covered-table-cell/>
        </table:table-row>
        <table:table-row table:style-name="Tabla1.1">
          <table:table-cell table:style-name="Tabla1.A1" office:value-type="string">
            <text:p text:style-name="P2">Postcondición</text:p>
          </table:table-cell>
          <table:table-cell table:style-name="Tabla1.B1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" table:number-rows-spanned="4" office:value-type="string">
            <text:h text:style-name="Heading_20_1" text:outline-level="1">Excepciones</text:h>
          </table:table-cell>
          <table:table-cell table:style-name="Tabla1.A1" office:value-type="string">
            <text:p text:style-name="P4">Paso</text:p>
          </table:table-cell>
          <table:table-cell table:style-name="Tabla1.B1" office:value-type="string">
            <text:p text:style-name="P2">Acción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1</text:p>
          </table:table-cell>
          <table:table-cell table:style-name="Tabla1.B1" office:value-type="string">
            <text:p text:style-name="P9">Si no se escoge un idioma, la ventana emergente saltará y el campo se vaciará, pero no lo añadirá al diccionario, para ello se ha de escoger un idioma <text:span text:style-name="T4">antes de agregarlo al diccionario</text:span>.</text:p>
          </table:table-cell>
        </table:table-row>
        <table:table-row table:style-name="Tabla1.1">
          <table:covered-table-cell/>
          <table:table-cell table:style-name="Tabla1.A1" office:value-type="string">
            <text:p text:style-name="P7">2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covered-table-cell/>
          <table:table-cell table:style-name="Tabla1.A1" office:value-type="string">
            <text:p text:style-name="P7">3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2">Comentarios</text:p>
          </table:table-cell>
          <table:table-cell table:style-name="Tabla1.B1" table:number-columns-spanned="2" office:value-type="string">
            <text:p text:style-name="P11">El programa coge todo el contenido del área de texto, incluso si son varias palabras y las añade como una cadena de caracteres al diccionario, es recomendable eliminar primero el “Añade una palabra” e introducir palabras simples por separado.</text:p>
          </table:table-cell>
          <table:covered-table-cell/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17cm" fo:margin-bottom="2.49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F- &lt;id&gt;</dc:title>
    <meta:initial-creator>Raul Garcia Valenzuela</meta:initial-creator>
    <meta:creation-date>2017-04-27T14:31:00</meta:creation-date>
    <dc:date>2017-05-25T10:08:04.339000000</dc:date>
    <meta:editing-cycles>4</meta:editing-cycles>
    <meta:editing-duration>PT7M56S</meta:editing-duration>
    <meta:generator>LibreOffice/5.1.2.2$Windows_x86 LibreOffice_project/d3bf12ecb743fc0d20e0be0c58ca359301eb705f</meta:generator>
    <meta:document-statistic meta:table-count="1" meta:image-count="0" meta:object-count="0" meta:page-count="1" meta:paragraph-count="44" meta:word-count="269" meta:character-count="1608" meta:non-whitespace-character-count="1382"/>
  </office:meta>
</office:document-meta>
</file>